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9-02-02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8-01-3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7-01-2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6-01-2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5-01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2-12-11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1-12-09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0-12-1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10-01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9-02-04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8-01-3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7-01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6-01-1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5-01-20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4-02-03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3-02-06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2-01-09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1-01-2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2000-01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8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146095410301</text:p>
          </table:table-cell>
          <table:table-cell office:value-type="string" calcext:value-type="string">
            <text:p>196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